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3453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0.498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8173in"/>
    </style:style>
    <style:style style:name="co13" style:family="table-column">
      <style:table-column-properties fo:break-before="auto" style:column-width="0.6161in"/>
    </style:style>
    <style:style style:name="co14" style:family="table-column">
      <style:table-column-properties fo:break-before="auto" style:column-width="0.702in"/>
    </style:style>
    <style:style style:name="co15" style:family="table-column">
      <style:table-column-properties fo:break-before="auto" style:column-width="1.2909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1016"/>
        </table:table-row>
        <table:table-row table:style-name="ro2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">
            <text:p>100000</text:p>
          </table:table-cell>
          <table:table-cell table:style-name="ce1" office:value-type="float" office:value="33.0633">
            <text:p>33.0633</text:p>
          </table:table-cell>
          <table:table-cell table:style-name="ce1" table:formula="of:=MAX([.F2:.F3])" office:value-type="float" office:value="33.0633">
            <text:p>33.0633</text:p>
          </table:table-cell>
          <table:table-cell table:style-name="ce1" table:formula="of:=([.G2]/[.A2])/[.C2]" office:value-type="float" office:value="0.00000661266">
            <text:p>6.61266E-00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">
            <text:p>50000</text:p>
          </table:table-cell>
          <table:table-cell table:style-name="ce1" office:value-type="float" office:value="24.9296">
            <text:p>24.9296</text:p>
          </table:table-cell>
          <table:table-cell table:style-name="ce1" table:formula="of:=MAX([.F4:.F5])" office:value-type="float" office:value="24.9296">
            <text:p>24.9296</text:p>
          </table:table-cell>
          <table:table-cell table:style-name="ce1" table:formula="of:=([.G4]/[.A4])/[.C4]" office:value-type="float" office:value="0.00000498592">
            <text:p>4.98592E-00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24.9236">
            <text:p>24.923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">
            <text:p>25000</text:p>
          </table:table-cell>
          <table:table-cell table:style-name="ce1" office:value-type="float" office:value="13.2984">
            <text:p>13.2984</text:p>
          </table:table-cell>
          <table:table-cell table:style-name="ce1" table:formula="of:=MAX([.F7:.F10])" office:value-type="float" office:value="13.2984">
            <text:p>13.2984</text:p>
          </table:table-cell>
          <table:table-cell table:style-name="ce1" table:formula="of:=([.G7]/[.A7])/[.C7]" office:value-type="float" office:value="0.00000265968">
            <text:p>2.65968E-00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13.2066">
            <text:p>13.2066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13.2455">
            <text:p>13.2455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13.2133">
            <text:p>13.213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41.0457">
            <text:p>41.0457</text:p>
          </table:table-cell>
          <table:table-cell table:style-name="ce1" table:formula="of:=MAX([.F12:.F19])" office:value-type="float" office:value="41.5634">
            <text:p>41.5634</text:p>
          </table:table-cell>
          <table:table-cell table:style-name="ce1" table:formula="of:=([.G12]/[.A12])/[.C12]" office:value-type="float" office:value="0.000000831268">
            <text:p>8.31268E-0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40.909">
            <text:p>40.909</text:p>
          </table:table-cell>
          <table:table-cell table:number-columns-repeated="2"/>
          <table:table-cell>
            <draw:frame table:end-cell-address="'CPU+GPU'.N42" table:end-x="0.4303in" table:end-y="0.1268in" draw:z-index="0" draw:style-name="gr1" svg:width="5.9406in" svg:height="5.198in" svg:x="0.7161in" svg:y="0.1453in">
              <draw:object draw:notify-on-update-of-ranges="'CPU+GPU'.D2:'CPU+GPU'.D21 'CPU+GPU'.H2:'CPU+GPU'.H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" office:value-type="float" office:value="41.5634">
            <text:p>41.563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8767">
            <text:p>40.8767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5086">
            <text:p>40.5086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6739">
            <text:p>40.6739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7182">
            <text:p>40.7182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1.0568">
            <text:p>41.056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office:value-type="float" office:value="31.6464">
            <text:p>31.6464</text:p>
          </table:table-cell>
          <table:table-cell table:style-name="ce1" table:formula="of:=MAX([.F21:.F36])" office:value-type="float" office:value="35.135">
            <text:p>35.135</text:p>
          </table:table-cell>
          <table:table-cell table:style-name="ce1" table:formula="of:=([.G21]/[.A21])/[.C21]" office:value-type="float" office:value="0.0000007027">
            <text:p>7.027E-007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1.136">
            <text:p>31.13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865">
            <text:p>30.686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6068">
            <text:p>31.6068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2.1624">
            <text:p>32.162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2.9403">
            <text:p>32.940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2.031">
            <text:p>32.03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1427">
            <text:p>31.142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9997">
            <text:p>30.999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69">
            <text:p>30.669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5.135">
            <text:p>35.13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8772">
            <text:p>30.877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824">
            <text:p>30.682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1977">
            <text:p>31.197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0296">
            <text:p>31.029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306">
            <text:p>30.6306</text:p>
          </table:table-cell>
          <table:table-cell table:number-columns-repeated="1018"/>
        </table:table-row>
        <table:table-row table:style-name="ro2" table:number-rows-repeated="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3" table:number-columns-repeated="6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times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table:style-name="ce2" office:value-type="float" office:value="475.4308">
            <text:p>475.4308</text:p>
          </table:table-cell>
          <table:table-cell table:formula="of:=AVERAGE([.D2])" office:value-type="float" office:value="475.4308">
            <text:p>475.4308</text:p>
          </table:table-cell>
          <table:table-cell table:formula="of:=([.E2]/[.A2])/[.C2]" office:value-type="float" office:value="0.000173287213879574">
            <text:p>0.0001732872</text:p>
          </table:table-cell>
        </table:table-row>
      </table:table>
      <table:table table:name="CPU single node" table:style-name="ta2" table:print="false">
        <office:forms form:automatic-focus="false" form:apply-design-mode="false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</table:table-row>
        <table:table-row table:style-name="ro4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">
            <text:p>100000</text:p>
          </table:table-cell>
          <table:table-cell table:style-name="ce1" office:value-type="float" office:value="40.3819">
            <text:p>40.3819</text:p>
          </table:table-cell>
          <table:table-cell table:style-name="ce1" table:formula="of:=MAX([.F2])" office:value-type="float" office:value="40.3819">
            <text:p>40.3819</text:p>
          </table:table-cell>
          <table:table-cell table:style-name="ce1" table:formula="of:=([.G2]/[.A2])/[.C2]" office:value-type="float" office:value="0.00000807638">
            <text:p>8.07638E-006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" table:formula="of:=[.A4]/[.D4]" office:value-type="float" office:value="50000">
            <text:p>50000</text:p>
          </table:table-cell>
          <table:table-cell office:value-type="float" office:value="20.4818">
            <text:p>20.4818</text:p>
          </table:table-cell>
          <table:table-cell table:style-name="ce1" table:formula="of:=MAX([.F4:.F5])" office:value-type="float" office:value="20.4818">
            <text:p>20.4818</text:p>
          </table:table-cell>
          <table:table-cell table:style-name="ce1" table:formula="of:=([.G4]/[.A4])/[.C4]" office:value-type="float" office:value="0.00000409636">
            <text:p>4.09636E-006</text:p>
          </table:table-cell>
        </table:table-row>
        <table:table-row table:style-name="ro4">
          <table:table-cell table:number-columns-repeated="5"/>
          <table:table-cell office:value-type="float" office:value="20.2821">
            <text:p>20.2821</text:p>
          </table:table-cell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ce1" table:formula="of:=[.A7]/[.D7]" office:value-type="float" office:value="25000">
            <text:p>25000</text:p>
          </table:table-cell>
          <table:table-cell office:value-type="float" office:value="12.4759">
            <text:p>12.4759</text:p>
          </table:table-cell>
          <table:table-cell table:style-name="ce1" table:formula="of:=MAX([.F7:.F10])" office:value-type="float" office:value="13.1797">
            <text:p>13.1797</text:p>
          </table:table-cell>
          <table:table-cell table:style-name="ce1" table:formula="of:=([.G7]/[.A7])/[.C7]" office:value-type="float" office:value="0.00000263594">
            <text:p>2.63594E-006</text:p>
          </table:table-cell>
        </table:table-row>
        <table:table-row table:style-name="ro4">
          <table:table-cell table:number-columns-repeated="5"/>
          <table:table-cell office:value-type="float" office:value="13.1797">
            <text:p>13.1797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2.5852">
            <text:p>12.5852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3.0476">
            <text:p>13.047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/>
          <table:table-cell table:style-name="ce1"/>
          <table:table-cell table:number-columns-repeated="3"/>
        </table:table-row>
        <table:table-row table:style-name="ro4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12]/[.D12]" office:value-type="float" office:value="12500">
            <text:p>12500</text:p>
          </table:table-cell>
          <table:table-cell office:value-type="float" office:value="8.55785">
            <text:p>8.55785</text:p>
          </table:table-cell>
          <table:table-cell table:style-name="ce1" table:formula="of:=MAX([.F12:.F19])" office:value-type="float" office:value="8.57424">
            <text:p>8.57424</text:p>
          </table:table-cell>
          <table:table-cell table:style-name="ce1" table:formula="of:=([.G12]/[.A12])/[.C12]" office:value-type="float" office:value="0.000001714848">
            <text:p>1.714848E-006</text:p>
          </table:table-cell>
        </table:table-row>
        <table:table-row table:style-name="ro4">
          <table:table-cell table:number-columns-repeated="5"/>
          <table:table-cell office:value-type="float" office:value="8.557497">
            <text:p>8.557497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8.56651">
            <text:p>8.5665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8.55875">
            <text:p>8.5587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8.56174">
            <text:p>8.56174</text:p>
          </table:table-cell>
          <table:table-cell table:number-columns-repeated="2"/>
        </table:table-row>
        <table:table-row table:style-name="ro4">
          <table:table-cell>
            <draw:frame table:end-cell-address="'CPU single node'.G42" table:end-x="0.428in" table:end-y="0.1717in" draw:z-index="0" draw:style-name="gr1" svg:width="5.7618in" svg:height="4.4831in" svg:x="0in" svg:y="0.1161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 office:value-type="float" office:value="8.57042">
            <text:p>8.57042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8.57424">
            <text:p>8.5742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8.56145">
            <text:p>8.56145</text:p>
          </table:table-cell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 table:style-name="ce1" table:number-columns-repeated="3"/>
          <table:table-cell/>
          <table:table-cell table:style-name="ce1"/>
          <table:table-cell table:style-name="ce3"/>
          <table:table-cell table:style-name="ce1" table:number-columns-repeated="2"/>
        </table:table-row>
      </table:table>
      <table:table table:name="CPU multi node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5" table:default-cell-style-name="ce4"/>
        <table:table-column table:style-name="co3" table:number-columns-repeated="1014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4" table:number-columns-repeated="1014"/>
        </table:table-row>
        <table:table-row table:style-name="ro4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E2]" office:value-type="float" office:value="100000">
            <text:p>100000</text:p>
          </table:table-cell>
          <table:table-cell table:style-name="ce1" office:value-type="float" office:value="40.3819">
            <text:p>40.3819</text:p>
          </table:table-cell>
          <table:table-cell table:style-name="ce1" table:formula="of:=MAX([.H2])" office:value-type="float" office:value="40.3819">
            <text:p>40.3819</text:p>
          </table:table-cell>
          <table:table-cell table:style-name="ce1" table:formula="of:=([.I2]/[.A2])/[.C2]" office:value-type="float" office:value="0.00000807638">
            <text:p>8.07638E-006</text:p>
          </table:table-cell>
          <table:table-cell table:number-columns-repeated="1014"/>
        </table:table-row>
        <table:table-row table:style-name="ro4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">
            <text:p>50000</text:p>
          </table:table-cell>
          <table:table-cell office:value-type="float" office:value="20.4818">
            <text:p>20.4818</text:p>
          </table:table-cell>
          <table:table-cell table:style-name="ce1" table:formula="of:=MAX([.H4:.H5])" office:value-type="float" office:value="20.4818">
            <text:p>20.4818</text:p>
          </table:table-cell>
          <table:table-cell table:style-name="ce1" table:formula="of:=([.I4]/[.A4])/[.C4]" office:value-type="float" office:value="0.00000409636">
            <text:p>4.09636E-006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20.2821">
            <text:p>20.2821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2.1323E-006</text:p>
          </table:table-cell>
          <table:table-cell table:number-columns-repeated="1014"/>
        </table:table-row>
        <table:table-row table:style-name="ro4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1.210226E-006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49.3425">
            <text:p>49.3425</text:p>
          </table:table-cell>
          <table:table-cell table:style-name="ce3"/>
          <table:table-cell table:number-columns-repeated="1015"/>
        </table:table-row>
        <table:table-row table:style-name="ro4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6.12934E-007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4">
          <table:table-cell>
            <draw:frame table:end-cell-address="'CPU multi node'.H51" table:end-x="0.2748in" table:end-y="0.0421in" draw:z-index="0" draw:style-name="gr1" svg:width="5.5693in" svg:height="4.6346in" svg:x="0.1087in" svg:y="0.0122in">
              <draw:object draw:notify-on-update-of-ranges="'CPU multi node'.F2:'CPU multi node'.F21 'CPU multi node'.J2:'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table:style-name="ce3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5/06/2011</text:date>, <text:time>18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06T18:15:19</dc:date>
    <meta:print-date>1969-12-31T16:00:00</meta:print-date>
    <dc:creator>Peter Bailey</dc:creator>
    <meta:editing-duration>PT03H22M29S</meta:editing-duration>
    <meta:editing-cycles>37</meta:editing-cycles>
    <meta:generator>OpenOffice.org/3.2$Unix OpenOffice.org_project/320m19$Build-9505</meta:generator>
    <meta:document-statistic meta:table-count="4" meta:cell-count="223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3.204cm" xlink:href=".." chart:class="chart:scatter" chart:style-name="ch1">
        <chart:title svg:x="5.269cm" svg:y="0.265cm" chart:style-name="ch2">
          <text:p>GPU PLM on Longhorn</text:p>
        </chart:title>
        <chart:plot-area chart:style-name="ch3" table:cell-range-address="'CPU+GPU'.D2:'CPU+GPU'.D21 'CPU+GPU'.H2:'CPU+GPU'.H21" svg:x="0.401cm" svg:y="1.032cm" svg:width="14.388cm" svg:height="11.845cm">
          <chart:axis chart:dimension="x" chart:name="primary-x" chart:style-name="ch4">
            <chart:title svg:x="7.457cm" svg:y="12.569cm" chart:style-name="ch5">
              <text:p>GPUs</text:p>
            </chart:title>
          </chart:axis>
          <chart:axis chart:dimension="y" chart:name="primary-y" chart:style-name="ch6">
            <chart:title svg:x="0.302cm" svg:y="8.5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H2:'CPU+GPU'.H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661266">
                <text:p text:id="'CPU+GPU'.H2:'CPU+GPU'.H21">0.000006612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98592">
                <text:p>0.00000498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5968">
                <text:p>0.00000265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0831268">
                <text:p>0.000000831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7027">
                <text:p>0.0000007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07638">
                <text:p text:id="'CPU single node'.H2:'CPU single node'.H12">0.000008076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09636">
                <text:p>0.00000409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3594">
                <text:p>0.00000263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14848">
                <text:p>0.000001714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CPU multi node'.F2:'CPU multi node'.F21 'CPU multi node'.J2:'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J2:'CPU multi node'.J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07638">
                <text:p text:id="'CPU multi node'.J2:'CPU multi node'.J21">0.000008076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09636">
                <text:p>0.00000409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